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docTigerDelegateImpl_150.extractAnnotations( MAnnotatedElement dest , ExecutableMemberDoc method , Parameter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docTigerDelegateImpl_150.extractAnnotations( MAnnotatedElement dest , ProgramElementDoc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docTigerDelegateImpl_150.init( Jam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cTigerDelegateImpl_150.populateAnnotationTypeIfNecessary( ClassDoc cd , MClass clazz , JavadocClass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docTigerDelegateImpl_150.init( Elemen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cTigerDelegateImpl_150.isEnum( ClassDoc c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